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Hoja1.J26" table:end-x="0.4118in" table:end-y="0.072in" draw:z-index="0" draw:style-name="gr1" svg:width="4.6417in" svg:height="4.3059in" svg:x="0.2154in" svg:y="0.0197in">
              <draw:object draw:notify-on-update-of-ranges="Hoja1.A4:Hoja1.A15 Hoja1.B3:Hoja1.B3 Hoja1.B4:Hoja1.B15 Hoja1.C3:Hoja1.C3 Hoja1.C4:Hoj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enero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ero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zo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yo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o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o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gosto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iembre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ctubre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iembre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ci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7:52</dc:date>
    <meta:editing-duration>PT01H23M33S</meta:editing-duration>
    <meta:editing-cycles>15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Hoja1.A3:Hoja1.C15" chart:data-source-has-labels="both" svg:x="0.269cm" svg:y="0.218cm" svg:width="9.776cm" svg:height="10.267cm">
          <chart:axis chart:dimension="x" chart:name="primary-x" chart:style-name="ch4">
            <chart:title svg:x="5.143cm" svg:y="10.131cm" chart:style-name="ch5">
              <text:p>Mes</text:p>
            </chart:title>
            <chart:categories table:cell-range-address="Hoja1.A4:Hoja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Hoja1.B4:Hoja1.B15" chart:label-cell-address="Hoja1.B3:Hoja1.B3" chart:class="chart:bar">
            <chart:data-point chart:repeated="12"/>
          </chart:series>
          <chart:series chart:style-name="ch10" chart:values-cell-range-address="Hoja1.C4:Hoja1.C15" chart:label-cell-address="Hoja1.C3:Hoj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B3">2014</text:p>
              </table:table-cell>
              <table:table-cell office:value-type="string">
                <text:p text:id="Hoja1.C3:Hoja1.C3">2015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15">enero </text:p>
              </table:table-cell>
              <table:table-cell office:value-type="float" office:value="20">
                <text:p text:id="Hoja1.B4:Hoja1.B15">20</text:p>
              </table:table-cell>
              <table:table-cell office:value-type="float" office:value="24">
                <text:p text:id="Hoja1.C4:Hoja1.C15">24</text:p>
              </table:table-cell>
            </table:table-row>
            <table:table-row>
              <table:table-cell office:value-type="string">
                <text:p>febre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iembre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ubre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iembre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